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wrap"/>
    </style:style>
    <style:style style:name="P1" style:family="paragraph">
      <style:paragraph-properties fo:text-align="center"/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3.39cm" svg:height="2.24cm" svg:x="2.69cm" svg:y="1.59cm">
          <text:p text:style-name="P1">Host widget system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3.61cm" svg:height="2.26cm" svg:x="7.57cm" svg:y="1.59cm">
          <text:p text:style-name="P1">DES Visualizing modu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3.13cm" svg:height="2.25cm" svg:x="12.66cm" svg:y="1.59cm">
          <text:p text:style-name="P1">Some DES modul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66cm" svg:y1="2.715cm" svg:x2="11.18cm" svg:y2="2.72cm" draw:start-shape="id1" draw:start-glue-point="3" draw:end-shape="id2" draw:end-glue-point="1" svg:d="m12660 2715-1480 5">
          <text:p/>
        </draw:connector>
        <draw:connector draw:style-name="gr2" draw:text-style-name="P1" draw:layer="layout" draw:type="line" svg:x1="7.57cm" svg:y1="2.72cm" svg:x2="6.08cm" svg:y2="2.71cm" draw:start-shape="id2" draw:start-glue-point="3" draw:end-shape="id3" draw:end-glue-point="1" svg:d="m7570 2720-1490-10">
          <text:p/>
        </draw:connector>
        <draw:custom-shape draw:style-name="gr3" draw:text-style-name="P1" draw:layer="layout" svg:width="6.779cm" svg:height="1.66cm" svg:x="11.26cm" svg:y="4.42cm">
          <text:p text:style-name="P1">Acts as a layer between widget system and regular DES module</text:p>
          <draw:enhanced-geometry svg:viewBox="0 0 21600 21600" draw:mirror-horizontal="false" draw:type="line-callout-2" draw:modifiers="-5709.02654867257 -9337.02588801927 -3600 4000 -783.716814159292 7204.334738109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ri Borisov</meta:initial-creator>
    <meta:creation-date>2011-06-20T17:07:42</meta:creation-date>
    <dc:date>2011-06-20T17:18:28</dc:date>
    <dc:creator>Yuri Borisov</dc:creator>
    <meta:editing-duration>PT00H10M48S</meta:editing-duration>
    <meta:editing-cycles>1</meta:editing-cycles>
    <meta:document-statistic meta:object-count="6"/>
    <meta:generator>OpenOffice.org/3.2$Linux OpenOffice.org_project/320m12$Build-9483</meta:generator>
  </office:meta>
</office:document-meta>
</file>